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enerContainerParser.parseListener( Element containerEle , Element listenerEle , ParserContext parserContext , MutablePropertyValues commonContainerProperties , PropertyValues specificContainerProperti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bstractListenerContainerParser.parseAcknowledgeMode( Element ele , ParserContext parser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ListenerContainerParser.parseCommonContainerProperties( Element containerEle , ParserContext parserCon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AbstractListenerContainerParser.parse( Element element , ParserContext parser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ListenerContainerParser.parseListenerConfiguration( Element ele , ParserContext parserContext , MutablePropertyValues configValu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